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416in" text:min-label-width="0.25in" text:list-level-position-and-space-mode="label-alignment">
          <style:list-level-label-alignment text:label-followed-by="listtab" fo:margin-left="4.7916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size="18pt" style:font-size-asian="18pt" style:font-size-complex="18pt"/>
    </style:style>
    <style:style style:name="P2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3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4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5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6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7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8" style:parent-style-name="Standard" style:family="paragraph">
      <style:paragraph-properties fo:text-align="center"/>
    </style:style>
    <style:style style:name="P9" style:parent-style-name="Standard" style:family="paragraph">
      <style:paragraph-properties fo:text-align="center"/>
    </style:style>
    <style:style style:name="P10" style:parent-style-name="Standard" style:family="paragraph">
      <style:paragraph-properties fo:text-align="justify"/>
    </style:style>
    <style:style style:name="P11" style:parent-style-name="Standard" style:family="paragraph">
      <style:paragraph-properties fo:text-align="justify"/>
    </style:style>
    <style:style style:name="P12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3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4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5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6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7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8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19" style:parent-style-name="Standard" style:list-style-name="LFO1" style:family="paragraph">
      <style:paragraph-properties fo:text-align="justify"/>
      <style:text-properties fo:font-size="16pt" style:font-size-asian="16pt" style:font-size-complex="16pt"/>
    </style:style>
    <style:style style:name="P20" style:parent-style-name="Standard" style:list-style-name="LFO1" style:family="paragraph">
      <style:paragraph-properties fo:text-align="justify"/>
      <style:text-properties fo:font-size="16pt" style:font-size-asian="16pt" style:font-size-complex="16pt"/>
    </style:style>
    <style:style style:name="P21" style:parent-style-name="Standard" style:list-style-name="LFO1" style:family="paragraph">
      <style:paragraph-properties fo:text-align="justify"/>
      <style:text-properties fo:font-size="16pt" style:font-size-asian="16pt" style:font-size-complex="16pt"/>
    </style:style>
    <style:style style:name="P22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3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4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5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6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7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28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29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30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31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32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33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34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35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36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37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38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39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40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41" style:parent-style-name="Standard" style:family="paragraph">
      <style:paragraph-properties fo:text-align="justify"/>
      <style:text-properties fo:font-weight="bold" style:font-weight-asian="bold" fo:font-size="16pt" style:font-size-asian="16pt" style:font-size-complex="16pt"/>
    </style:style>
    <style:style style:name="P42" style:parent-style-name="Standard" style:family="paragraph">
      <style:paragraph-properties fo:text-align="justify"/>
      <style:text-properties fo:font-weight="bold" style:font-weight-asian="bold" fo:font-size="16pt" style:font-size-asian="16pt" style:font-size-complex="16pt"/>
    </style:style>
    <style:style style:name="P43" style:parent-style-name="Standard" style:family="paragraph">
      <style:paragraph-properties fo:text-align="justify"/>
      <style:text-properties fo:font-weight="bold" style:font-weight-asian="bold" fo:font-size="16pt" style:font-size-asian="16pt" style:font-size-complex="16pt"/>
    </style:style>
    <style:style style:name="P44" style:parent-style-name="Standard" style:family="paragraph">
      <style:paragraph-properties fo:text-align="justify"/>
    </style:style>
    <style:style style:name="T45" style:parent-style-name="Tipodeletrapredefinidodoparágrafo" style:family="text">
      <style:text-properties style:font-size-complex="16pt"/>
    </style:style>
    <style:style style:name="T46" style:parent-style-name="Tipodeletrapredefinidodoparágrafo" style:family="text">
      <style:text-properties style:font-size-complex="16pt"/>
    </style:style>
    <style:style style:name="T47" style:parent-style-name="Tipodeletrapredefinidodoparágrafo" style:family="text">
      <style:text-properties fo:font-weight="bold" style:font-weight-asian="bold" style:font-weight-complex="bold" style:font-size-complex="16pt"/>
    </style:style>
    <style:style style:name="T48" style:parent-style-name="Tipodeletrapredefinidodoparágrafo" style:family="text">
      <style:text-properties style:font-size-complex="16pt"/>
    </style:style>
    <style:style style:name="P49" style:parent-style-name="Standard" style:family="paragraph">
      <style:paragraph-properties fo:text-align="justify"/>
      <style:text-properties style:font-size-complex="16pt"/>
    </style:style>
    <style:style style:name="P50" style:parent-style-name="Standard" style:family="paragraph">
      <style:paragraph-properties fo:text-align="justify"/>
    </style:style>
    <style:style style:name="T51" style:parent-style-name="Tipodeletrapredefinidodoparágrafo" style:family="text">
      <style:text-properties style:font-size-complex="16pt"/>
    </style:style>
    <style:style style:name="T52" style:parent-style-name="Tipodeletrapredefinidodoparágrafo" style:family="text">
      <style:text-properties fo:font-weight="bold" style:font-weight-asian="bold" style:font-weight-complex="bold" style:font-size-complex="16pt"/>
    </style:style>
    <style:style style:name="T53" style:parent-style-name="Tipodeletrapredefinidodoparágrafo" style:family="text">
      <style:text-properties style:font-size-complex="16pt"/>
    </style:style>
    <style:style style:name="T54" style:parent-style-name="Tipodeletrapredefinidodoparágrafo" style:family="text">
      <style:text-properties style:font-size-complex="16pt"/>
    </style:style>
    <style:style style:name="T55" style:parent-style-name="Tipodeletrapredefinidodoparágrafo" style:family="text">
      <style:text-properties fo:font-weight="bold" style:font-weight-asian="bold" style:font-weight-complex="bold" style:font-size-complex="16pt"/>
    </style:style>
    <style:style style:name="T56" style:parent-style-name="Tipodeletrapredefinidodoparágrafo" style:family="text">
      <style:text-properties style:font-size-complex="16pt"/>
    </style:style>
    <style:style style:name="P5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5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59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60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61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62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6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64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6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6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6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6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69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70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71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72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7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74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7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7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77" style:parent-style-name="Standard" style:list-style-name="LFO2" style:family="paragraph">
      <style:paragraph-properties fo:text-align="justify"/>
    </style:style>
    <style:style style:name="T78" style:parent-style-name="Tipodeletrapredefinidodoparágrafo" style:family="text">
      <style:text-properties fo:font-size="11pt" style:font-size-asian="11pt" style:font-size-complex="11pt"/>
    </style:style>
    <style:style style:name="T79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80" style:parent-style-name="Tipodeletrapredefinidodoparágrafo" style:family="text">
      <style:text-properties fo:font-size="11pt" style:font-size-asian="11pt" style:font-size-complex="11pt"/>
    </style:style>
    <style:style style:name="T81" style:parent-style-name="Tipodeletrapredefinidodoparágrafo" style:family="text">
      <style:text-properties fo:font-size="11pt" style:font-size-asian="11pt" style:font-size-complex="11pt"/>
    </style:style>
    <style:style style:name="T82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83" style:parent-style-name="Tipodeletrapredefinidodoparágrafo" style:family="text">
      <style:text-properties fo:font-size="11pt" style:font-size-asian="11pt" style:font-size-complex="11pt"/>
    </style:style>
    <style:style style:name="P84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8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8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8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8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89" style:parent-style-name="Standard" style:list-style-name="LFO2" style:family="paragraph">
      <style:paragraph-properties fo:text-align="justify"/>
    </style:style>
    <style:style style:name="T90" style:parent-style-name="Tipodeletrapredefinidodoparágrafo" style:family="text">
      <style:text-properties fo:font-size="11pt" style:font-size-asian="11pt" style:font-size-complex="11pt"/>
    </style:style>
    <style:style style:name="T91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92" style:parent-style-name="Tipodeletrapredefinidodoparágrafo" style:family="text">
      <style:text-properties fo:font-size="11pt" style:font-size-asian="11pt" style:font-size-complex="11pt"/>
    </style:style>
    <style:style style:name="T93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94" style:parent-style-name="Tipodeletrapredefinidodoparágrafo" style:family="text">
      <style:text-properties fo:font-size="11pt" style:font-size-asian="11pt" style:font-size-complex="11pt"/>
    </style:style>
    <style:style style:name="T95" style:parent-style-name="Tipodeletrapredefinidodoparágrafo" style:family="text">
      <style:text-properties fo:font-size="11pt" style:font-size-asian="11pt" style:font-size-complex="11pt"/>
    </style:style>
    <style:style style:name="T96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97" style:parent-style-name="Tipodeletrapredefinidodoparágrafo" style:family="text">
      <style:text-properties fo:font-size="11pt" style:font-size-asian="11pt" style:font-size-complex="11pt"/>
    </style:style>
    <style:style style:name="T98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99" style:parent-style-name="Tipodeletrapredefinidodoparágrafo" style:family="text">
      <style:text-properties fo:font-size="11pt" style:font-size-asian="11pt" style:font-size-complex="11pt"/>
    </style:style>
    <style:style style:name="T100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101" style:parent-style-name="Tipodeletrapredefinidodoparágrafo" style:family="text">
      <style:text-properties fo:font-size="11pt" style:font-size-asian="11pt" style:font-size-complex="11pt"/>
    </style:style>
    <style:style style:name="T102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103" style:parent-style-name="Tipodeletrapredefinidodoparágrafo" style:family="text">
      <style:text-properties fo:font-size="11pt" style:font-size-asian="11pt" style:font-size-complex="11pt"/>
    </style:style>
    <style:style style:name="T104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105" style:parent-style-name="Tipodeletrapredefinidodoparágrafo" style:family="text">
      <style:text-properties fo:font-size="11pt" style:font-size-asian="11pt" style:font-size-complex="11pt"/>
    </style:style>
    <style:style style:name="P10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0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0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09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10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11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12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1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14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15" style:parent-style-name="Standard" style:list-style-name="LFO2" style:family="paragraph">
      <style:paragraph-properties fo:text-align="justify"/>
    </style:style>
    <style:style style:name="T116" style:parent-style-name="Tipodeletrapredefinidodoparágrafo" style:family="text">
      <style:text-properties fo:font-size="11pt" style:font-size-asian="11pt" style:font-size-complex="11pt"/>
    </style:style>
    <style:style style:name="T117" style:parent-style-name="Tipodeletrapredefinidodoparágrafo" style:family="text">
      <style:text-properties fo:font-size="11pt" style:font-size-asian="11pt" style:font-size-complex="11pt"/>
    </style:style>
    <style:style style:name="T118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119" style:parent-style-name="Tipodeletrapredefinidodoparágrafo" style:family="text">
      <style:text-properties fo:font-size="11pt" style:font-size-asian="11pt" style:font-size-complex="11pt"/>
    </style:style>
    <style:style style:name="T120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121" style:parent-style-name="Tipodeletrapredefinidodoparágrafo" style:family="text">
      <style:text-properties fo:font-size="11pt" style:font-size-asian="11pt" style:font-size-complex="11pt"/>
    </style:style>
    <style:style style:name="T122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123" style:parent-style-name="Tipodeletrapredefinidodoparágrafo" style:family="text">
      <style:text-properties fo:font-size="11pt" style:font-size-asian="11pt" style:font-size-complex="11pt"/>
    </style:style>
    <style:style style:name="T124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125" style:parent-style-name="Tipodeletrapredefinidodoparágrafo" style:family="text">
      <style:text-properties fo:font-size="11pt" style:font-size-asian="11pt" style:font-size-complex="11pt"/>
    </style:style>
    <style:style style:name="T126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127" style:parent-style-name="Tipodeletrapredefinidodoparágrafo" style:family="text">
      <style:text-properties fo:font-size="11pt" style:font-size-asian="11pt" style:font-size-complex="11pt"/>
    </style:style>
    <style:style style:name="T128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129" style:parent-style-name="Tipodeletrapredefinidodoparágrafo" style:family="text">
      <style:text-properties fo:font-size="11pt" style:font-size-asian="11pt" style:font-size-complex="11pt"/>
    </style:style>
    <style:style style:name="T130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131" style:parent-style-name="Tipodeletrapredefinidodoparágrafo" style:family="text">
      <style:text-properties fo:font-size="11pt" style:font-size-asian="11pt" style:font-size-complex="11pt"/>
    </style:style>
    <style:style style:name="T132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133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134" style:parent-style-name="Tipodeletrapredefinidodoparágrafo" style:family="text">
      <style:text-properties fo:font-size="11pt" style:font-size-asian="11pt" style:font-size-complex="11pt"/>
    </style:style>
    <style:style style:name="P135" style:parent-style-name="Standard" style:family="paragraph">
      <style:paragraph-properties fo:text-align="justify"/>
    </style:style>
    <style:style style:name="P136" style:parent-style-name="Standard" style:family="paragraph">
      <style:paragraph-properties fo:text-align="justify"/>
    </style:style>
    <style:style style:name="P13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3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39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40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41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42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4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44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4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4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47" style:parent-style-name="Standard" style:list-style-name="LFO2" style:family="paragraph">
      <style:paragraph-properties fo:text-align="justify"/>
    </style:style>
    <style:style style:name="T148" style:parent-style-name="Tipodeletrapredefinidodoparágrafo" style:family="text">
      <style:text-properties fo:font-size="11pt" style:font-size-asian="11pt" style:font-size-complex="11pt"/>
    </style:style>
    <style:style style:name="T149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150" style:parent-style-name="Tipodeletrapredefinidodoparágrafo" style:family="text">
      <style:text-properties fo:font-size="11pt" style:font-size-asian="11pt" style:font-size-complex="11pt"/>
    </style:style>
    <style:style style:name="T151" style:parent-style-name="Tipodeletrapredefinidodoparágrafo" style:family="text">
      <style:text-properties fo:font-size="11pt" style:font-size-asian="11pt" style:font-size-complex="11pt"/>
    </style:style>
    <style:style style:name="T152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153" style:parent-style-name="Tipodeletrapredefinidodoparágrafo" style:family="text">
      <style:text-properties fo:font-size="11pt" style:font-size-asian="11pt" style:font-size-complex="11pt"/>
    </style:style>
    <style:style style:name="T154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155" style:parent-style-name="Tipodeletrapredefinidodoparágrafo" style:family="text">
      <style:text-properties fo:font-size="11pt" style:font-size-asian="11pt" style:font-size-complex="11pt"/>
    </style:style>
    <style:style style:name="P15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5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5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59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60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61" style:parent-style-name="Standard" style:list-style-name="LFO2" style:family="paragraph">
      <style:paragraph-properties fo:text-align="justify"/>
    </style:style>
    <style:style style:name="T162" style:parent-style-name="Tipodeletrapredefinidodoparágrafo" style:family="text">
      <style:text-properties fo:font-size="11pt" style:font-size-asian="11pt" style:font-size-complex="11pt"/>
    </style:style>
    <style:style style:name="T163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164" style:parent-style-name="Tipodeletrapredefinidodoparágrafo" style:family="text">
      <style:text-properties fo:font-size="11pt" style:font-size-asian="11pt" style:font-size-complex="11pt"/>
    </style:style>
    <style:style style:name="T165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166" style:parent-style-name="Tipodeletrapredefinidodoparágrafo" style:family="text">
      <style:text-properties fo:font-size="11pt" style:font-size-asian="11pt" style:font-size-complex="11pt"/>
    </style:style>
    <style:style style:name="T167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168" style:parent-style-name="Tipodeletrapredefinidodoparágrafo" style:family="text">
      <style:text-properties fo:font-size="11pt" style:font-size-asian="11pt" style:font-size-complex="11pt"/>
    </style:style>
    <style:style style:name="T169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170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171" style:parent-style-name="Tipodeletrapredefinidodoparágrafo" style:family="text">
      <style:text-properties fo:font-size="11pt" style:font-size-asian="11pt" style:font-size-complex="11pt"/>
    </style:style>
    <style:style style:name="P172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7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74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7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7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7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7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79" style:parent-style-name="Standard" style:list-style-name="LFO2" style:family="paragraph">
      <style:paragraph-properties fo:text-align="justify"/>
    </style:style>
    <style:style style:name="T180" style:parent-style-name="Tipodeletrapredefinidodoparágrafo" style:family="text">
      <style:text-properties fo:font-size="11pt" style:font-size-asian="11pt" style:font-size-complex="11pt"/>
    </style:style>
    <style:style style:name="T181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182" style:parent-style-name="Tipodeletrapredefinidodoparágrafo" style:family="text">
      <style:text-properties fo:font-size="11pt" style:font-size-asian="11pt" style:font-size-complex="11pt"/>
    </style:style>
    <style:style style:name="T183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184" style:parent-style-name="Tipodeletrapredefinidodoparágrafo" style:family="text">
      <style:text-properties fo:font-size="11pt" style:font-size-asian="11pt" style:font-size-complex="11pt"/>
    </style:style>
    <style:style style:name="P18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8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8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8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89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90" style:parent-style-name="Standard" style:list-style-name="LFO2" style:family="paragraph">
      <style:paragraph-properties fo:text-align="justify"/>
    </style:style>
    <style:style style:name="T191" style:parent-style-name="Tipodeletrapredefinidodoparágrafo" style:family="text">
      <style:text-properties fo:font-size="11pt" style:font-size-asian="11pt" style:font-size-complex="11pt"/>
    </style:style>
    <style:style style:name="T192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193" style:parent-style-name="Tipodeletrapredefinidodoparágrafo" style:family="text">
      <style:text-properties fo:font-size="11pt" style:font-size-asian="11pt" style:font-size-complex="11pt"/>
    </style:style>
    <style:style style:name="T194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195" style:parent-style-name="Tipodeletrapredefinidodoparágrafo" style:family="text">
      <style:text-properties fo:font-size="11pt" style:font-size-asian="11pt" style:font-size-complex="11pt"/>
    </style:style>
    <style:style style:name="T196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197" style:parent-style-name="Tipodeletrapredefinidodoparágrafo" style:family="text">
      <style:text-properties fo:font-size="11pt" style:font-size-asian="11pt" style:font-size-complex="11pt"/>
    </style:style>
    <style:style style:name="T198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199" style:parent-style-name="Tipodeletrapredefinidodoparágrafo" style:family="text">
      <style:text-properties fo:font-size="11pt" style:font-size-asian="11pt" style:font-size-complex="11pt"/>
    </style:style>
    <style:style style:name="T200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201" style:parent-style-name="Tipodeletrapredefinidodoparágrafo" style:family="text">
      <style:text-properties fo:font-size="11pt" style:font-size-asian="11pt" style:font-size-complex="11pt"/>
    </style:style>
    <style:style style:name="T202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203" style:parent-style-name="Tipodeletrapredefinidodoparágrafo" style:family="text">
      <style:text-properties fo:font-size="11pt" style:font-size-asian="11pt" style:font-size-complex="11pt"/>
    </style:style>
    <style:style style:name="T204" style:parent-style-name="Tipodeletrapredefinidodoparágrafo" style:family="text">
      <style:text-properties fo:font-size="11pt" style:font-size-asian="11pt" style:font-size-complex="11pt"/>
    </style:style>
    <style:style style:name="T205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206" style:parent-style-name="Tipodeletrapredefinidodoparágrafo" style:family="text">
      <style:text-properties fo:font-size="11pt" style:font-size-asian="11pt" style:font-size-complex="11pt"/>
    </style:style>
    <style:style style:name="T207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208" style:parent-style-name="Tipodeletrapredefinidodoparágrafo" style:family="text">
      <style:text-properties fo:font-size="11pt" style:font-size-asian="11pt" style:font-size-complex="11pt"/>
    </style:style>
    <style:style style:name="P209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10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11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12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1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14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1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1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1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1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19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20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21" style:parent-style-name="Standard" style:list-style-name="LFO2" style:family="paragraph">
      <style:paragraph-properties fo:text-align="justify"/>
    </style:style>
    <style:style style:name="T222" style:parent-style-name="Tipodeletrapredefinidodoparágrafo" style:family="text">
      <style:text-properties fo:font-size="11pt" style:font-size-asian="11pt" style:font-size-complex="11pt"/>
    </style:style>
    <style:style style:name="T223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224" style:parent-style-name="Tipodeletrapredefinidodoparágrafo" style:family="text">
      <style:text-properties fo:font-size="11pt" style:font-size-asian="11pt" style:font-size-complex="11pt"/>
    </style:style>
    <style:style style:name="T225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226" style:parent-style-name="Tipodeletrapredefinidodoparágrafo" style:family="text">
      <style:text-properties fo:font-size="11pt" style:font-size-asian="11pt" style:font-size-complex="11pt"/>
    </style:style>
    <style:style style:name="T227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228" style:parent-style-name="Tipodeletrapredefinidodoparágrafo" style:family="text">
      <style:text-properties fo:font-size="11pt" style:font-size-asian="11pt" style:font-size-complex="11pt"/>
    </style:style>
    <style:style style:name="P229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30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31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32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3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34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35" style:parent-style-name="Standard" style:list-style-name="LFO2" style:family="paragraph">
      <style:paragraph-properties fo:text-align="justify"/>
    </style:style>
    <style:style style:name="T236" style:parent-style-name="Tipodeletrapredefinidodoparágrafo" style:family="text">
      <style:text-properties fo:font-size="11pt" style:font-size-asian="11pt" style:font-size-complex="11pt"/>
    </style:style>
    <style:style style:name="T237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238" style:parent-style-name="Tipodeletrapredefinidodoparágrafo" style:family="text">
      <style:text-properties fo:font-size="11pt" style:font-size-asian="11pt" style:font-size-complex="11pt"/>
    </style:style>
    <style:style style:name="T239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240" style:parent-style-name="Tipodeletrapredefinidodoparágrafo" style:family="text">
      <style:text-properties fo:font-size="11pt" style:font-size-asian="11pt" style:font-size-complex="11pt"/>
    </style:style>
    <style:style style:name="T241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242" style:parent-style-name="Tipodeletrapredefinidodoparágrafo" style:family="text">
      <style:text-properties fo:font-size="11pt" style:font-size-asian="11pt" style:font-size-complex="11pt"/>
    </style:style>
    <style:style style:name="T243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244" style:parent-style-name="Tipodeletrapredefinidodoparágrafo" style:family="text">
      <style:text-properties fo:font-size="11pt" style:font-size-asian="11pt" style:font-size-complex="11pt"/>
    </style:style>
    <style:style style:name="P24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4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4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4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49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50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51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52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5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54" style:parent-style-name="Standard" style:list-style-name="LFO2" style:family="paragraph">
      <style:paragraph-properties fo:text-align="justify"/>
    </style:style>
    <style:style style:name="T255" style:parent-style-name="Tipodeletrapredefinidodoparágrafo" style:family="text">
      <style:text-properties fo:font-size="11pt" style:font-size-asian="11pt" style:font-size-complex="11pt"/>
    </style:style>
    <style:style style:name="T256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257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258" style:parent-style-name="Tipodeletrapredefinidodoparágrafo" style:family="text">
      <style:text-properties fo:font-size="11pt" style:font-size-asian="11pt" style:font-size-complex="11pt"/>
    </style:style>
    <style:style style:name="T259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260" style:parent-style-name="Tipodeletrapredefinidodoparágrafo" style:family="text">
      <style:text-properties fo:font-size="11pt" style:font-size-asian="11pt" style:font-size-complex="11pt"/>
    </style:style>
    <style:style style:name="T261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262" style:parent-style-name="Tipodeletrapredefinidodoparágrafo" style:family="text">
      <style:text-properties fo:font-size="11pt" style:font-size-asian="11pt" style:font-size-complex="11pt"/>
    </style:style>
    <style:style style:name="T263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264" style:parent-style-name="Tipodeletrapredefinidodoparágrafo" style:family="text">
      <style:text-properties fo:font-size="11pt" style:font-size-asian="11pt" style:font-size-complex="11pt"/>
    </style:style>
    <style:style style:name="P26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6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6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6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69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70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71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72" style:parent-style-name="Standard" style:list-style-name="LFO2" style:family="paragraph">
      <style:paragraph-properties fo:text-align="justify"/>
    </style:style>
    <style:style style:name="T273" style:parent-style-name="Tipodeletrapredefinidodoparágrafo" style:family="text">
      <style:text-properties fo:font-size="11pt" style:font-size-asian="11pt" style:font-size-complex="11pt"/>
    </style:style>
    <style:style style:name="T274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275" style:parent-style-name="Tipodeletrapredefinidodoparágrafo" style:family="text">
      <style:text-properties fo:font-size="11pt" style:font-size-asian="11pt" style:font-size-complex="11pt"/>
    </style:style>
    <style:style style:name="T276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277" style:parent-style-name="Tipodeletrapredefinidodoparágrafo" style:family="text">
      <style:text-properties fo:font-size="11pt" style:font-size-asian="11pt" style:font-size-complex="11pt"/>
    </style:style>
    <style:style style:name="T278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279" style:parent-style-name="Tipodeletrapredefinidodoparágrafo" style:family="text">
      <style:text-properties fo:font-size="11pt" style:font-size-asian="11pt" style:font-size-complex="11pt"/>
    </style:style>
    <style:style style:name="T280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281" style:parent-style-name="Tipodeletrapredefinidodoparágrafo" style:family="text">
      <style:text-properties fo:font-size="11pt" style:font-size-asian="11pt" style:font-size-complex="11pt"/>
    </style:style>
    <style:style style:name="T282" style:parent-style-name="Tipodeletrapredefinidodoparágrafo" style:family="text">
      <style:text-properties fo:font-size="11pt" style:font-size-asian="11pt" style:font-size-complex="11pt"/>
    </style:style>
    <style:style style:name="P28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84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8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8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8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8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89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90" style:parent-style-name="Standard" style:list-style-name="LFO2" style:family="paragraph">
      <style:paragraph-properties fo:text-align="justify"/>
    </style:style>
    <style:style style:name="T291" style:parent-style-name="Tipodeletrapredefinidodoparágrafo" style:family="text">
      <style:text-properties fo:font-size="11pt" style:font-size-asian="11pt" style:font-size-complex="11pt"/>
    </style:style>
    <style:style style:name="T292" style:parent-style-name="Tipodeletrapredefinidodoparágrafo" style:family="text">
      <style:text-properties fo:font-size="11pt" style:font-size-asian="11pt" style:font-size-complex="11pt"/>
    </style:style>
    <style:style style:name="T293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294" style:parent-style-name="Tipodeletrapredefinidodoparágrafo" style:family="text">
      <style:text-properties fo:font-size="11pt" style:font-size-asian="11pt" style:font-size-complex="11pt"/>
    </style:style>
    <style:style style:name="T295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296" style:parent-style-name="Tipodeletrapredefinidodoparágrafo" style:family="text">
      <style:text-properties fo:font-size="11pt" style:font-size-asian="11pt" style:font-size-complex="11pt"/>
    </style:style>
    <style:style style:name="T297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298" style:parent-style-name="Tipodeletrapredefinidodoparágrafo" style:family="text">
      <style:text-properties fo:font-size="11pt" style:font-size-asian="11pt" style:font-size-complex="11pt"/>
    </style:style>
    <style:style style:name="T299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300" style:parent-style-name="Tipodeletrapredefinidodoparágrafo" style:family="text">
      <style:text-properties fo:font-size="11pt" style:font-size-asian="11pt" style:font-size-complex="11pt"/>
    </style:style>
    <style:style style:name="P301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02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0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04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0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0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0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08" style:parent-style-name="Standard" style:list-style-name="LFO2" style:family="paragraph">
      <style:paragraph-properties fo:text-align="justify"/>
    </style:style>
    <style:style style:name="T309" style:parent-style-name="Tipodeletrapredefinidodoparágrafo" style:family="text">
      <style:text-properties fo:font-size="11pt" style:font-size-asian="11pt" style:font-size-complex="11pt"/>
    </style:style>
    <style:style style:name="T310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311" style:parent-style-name="Tipodeletrapredefinidodoparágrafo" style:family="text">
      <style:text-properties fo:font-size="11pt" style:font-size-asian="11pt" style:font-size-complex="11pt"/>
    </style:style>
    <style:style style:name="T312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313" style:parent-style-name="Tipodeletrapredefinidodoparágrafo" style:family="text">
      <style:text-properties fo:font-size="11pt" style:font-size-asian="11pt" style:font-size-complex="11pt"/>
    </style:style>
    <style:style style:name="T314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315" style:parent-style-name="Tipodeletrapredefinidodoparágrafo" style:family="text">
      <style:text-properties fo:font-size="11pt" style:font-size-asian="11pt" style:font-size-complex="11pt"/>
    </style:style>
    <style:style style:name="T316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317" style:parent-style-name="Tipodeletrapredefinidodoparágrafo" style:family="text">
      <style:text-properties fo:font-size="11pt" style:font-size-asian="11pt" style:font-size-complex="11pt"/>
    </style:style>
    <style:style style:name="T318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319" style:parent-style-name="Tipodeletrapredefinidodoparágrafo" style:family="text">
      <style:text-properties fo:font-size="11pt" style:font-size-asian="11pt" style:font-size-complex="11pt"/>
    </style:style>
    <style:style style:name="T320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321" style:parent-style-name="Tipodeletrapredefinidodoparágrafo" style:family="text">
      <style:text-properties fo:font-size="11pt" style:font-size-asian="11pt" style:font-size-complex="11pt"/>
    </style:style>
    <style:style style:name="P322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2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24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2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2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2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2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29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30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31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32" style:parent-style-name="Standard" style:list-style-name="LFO2" style:family="paragraph">
      <style:paragraph-properties fo:text-align="justify"/>
    </style:style>
    <style:style style:name="T333" style:parent-style-name="Tipodeletrapredefinidodoparágrafo" style:family="text">
      <style:text-properties fo:font-size="11pt" style:font-size-asian="11pt" style:font-size-complex="11pt"/>
    </style:style>
    <style:style style:name="T334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335" style:parent-style-name="Tipodeletrapredefinidodoparágrafo" style:family="text">
      <style:text-properties fo:font-size="11pt" style:font-size-asian="11pt" style:font-size-complex="11pt"/>
    </style:style>
    <style:style style:name="T336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337" style:parent-style-name="Tipodeletrapredefinidodoparágrafo" style:family="text">
      <style:text-properties fo:font-size="11pt" style:font-size-asian="11pt" style:font-size-complex="11pt"/>
    </style:style>
    <style:style style:name="T338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339" style:parent-style-name="Tipodeletrapredefinidodoparágrafo" style:family="text">
      <style:text-properties fo:font-size="11pt" style:font-size-asian="11pt" style:font-size-complex="11pt"/>
    </style:style>
    <style:style style:name="T340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341" style:parent-style-name="Tipodeletrapredefinidodoparágrafo" style:family="text">
      <style:text-properties fo:font-size="11pt" style:font-size-asian="11pt" style:font-size-complex="11pt"/>
    </style:style>
    <style:style style:name="T342" style:parent-style-name="Tipodeletrapredefinidodoparágrafo" style:family="text">
      <style:text-properties fo:font-size="11pt" style:font-size-asian="11pt" style:font-size-complex="11pt"/>
    </style:style>
    <style:style style:name="T343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344" style:parent-style-name="Tipodeletrapredefinidodoparágrafo" style:family="text">
      <style:text-properties fo:font-size="11pt" style:font-size-asian="11pt" style:font-size-complex="11pt"/>
    </style:style>
    <style:style style:name="T345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346" style:parent-style-name="Tipodeletrapredefinidodoparágrafo" style:family="text">
      <style:text-properties fo:font-size="11pt" style:font-size-asian="11pt" style:font-size-complex="11pt"/>
    </style:style>
    <style:style style:name="P34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4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49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50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51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52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5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54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5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56" style:parent-style-name="Standard" style:list-style-name="LFO2" style:family="paragraph">
      <style:paragraph-properties fo:text-align="justify"/>
    </style:style>
    <style:style style:name="T357" style:parent-style-name="Tipodeletrapredefinidodoparágrafo" style:family="text">
      <style:text-properties fo:font-size="11pt" style:font-size-asian="11pt" style:font-size-complex="11pt"/>
    </style:style>
    <style:style style:name="T358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359" style:parent-style-name="Tipodeletrapredefinidodoparágrafo" style:family="text">
      <style:text-properties fo:font-size="11pt" style:font-size-asian="11pt" style:font-size-complex="11pt"/>
    </style:style>
    <style:style style:name="T360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361" style:parent-style-name="Tipodeletrapredefinidodoparágrafo" style:family="text">
      <style:text-properties fo:font-size="11pt" style:font-size-asian="11pt" style:font-size-complex="11pt"/>
    </style:style>
    <style:style style:name="T362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363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364" style:parent-style-name="Tipodeletrapredefinidodoparágrafo" style:family="text">
      <style:text-properties fo:font-size="11pt" style:font-size-asian="11pt" style:font-size-complex="11pt"/>
    </style:style>
    <style:style style:name="T365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366" style:parent-style-name="Tipodeletrapredefinidodoparágrafo" style:family="text">
      <style:text-properties fo:font-size="11pt" style:font-size-asian="11pt" style:font-size-complex="11pt"/>
    </style:style>
    <style:style style:name="T367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368" style:parent-style-name="Tipodeletrapredefinidodoparágrafo" style:family="text">
      <style:text-properties fo:font-size="11pt" style:font-size-asian="11pt" style:font-size-complex="11pt"/>
    </style:style>
    <style:style style:name="T369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370" style:parent-style-name="Tipodeletrapredefinidodoparágrafo" style:family="text">
      <style:text-properties fo:font-size="11pt" style:font-size-asian="11pt" style:font-size-complex="11pt"/>
    </style:style>
    <style:style style:name="P371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72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7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74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7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7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7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7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79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80" style:parent-style-name="Standard" style:list-style-name="LFO2" style:family="paragraph">
      <style:paragraph-properties fo:text-align="justify"/>
    </style:style>
    <style:style style:name="T381" style:parent-style-name="Tipodeletrapredefinidodoparágrafo" style:family="text">
      <style:text-properties fo:font-size="11pt" style:font-size-asian="11pt" style:font-size-complex="11pt"/>
    </style:style>
    <style:style style:name="T382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383" style:parent-style-name="Tipodeletrapredefinidodoparágrafo" style:family="text">
      <style:text-properties fo:font-size="11pt" style:font-size-asian="11pt" style:font-size-complex="11pt"/>
    </style:style>
    <style:style style:name="T384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385" style:parent-style-name="Tipodeletrapredefinidodoparágrafo" style:family="text">
      <style:text-properties fo:font-size="11pt" style:font-size-asian="11pt" style:font-size-complex="11pt"/>
    </style:style>
    <style:style style:name="P38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8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8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89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90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91" style:parent-style-name="Standard" style:list-style-name="LFO2" style:family="paragraph">
      <style:paragraph-properties fo:text-align="justify"/>
    </style:style>
    <style:style style:name="T392" style:parent-style-name="Tipodeletrapredefinidodoparágrafo" style:family="text">
      <style:text-properties fo:font-size="11pt" style:font-size-asian="11pt" style:font-size-complex="11pt"/>
    </style:style>
    <style:style style:name="T393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394" style:parent-style-name="Tipodeletrapredefinidodoparágrafo" style:family="text">
      <style:text-properties fo:font-size="11pt" style:font-size-asian="11pt" style:font-size-complex="11pt"/>
    </style:style>
    <style:style style:name="T395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396" style:parent-style-name="Tipodeletrapredefinidodoparágrafo" style:family="text">
      <style:text-properties fo:font-size="11pt" style:font-size-asian="11pt" style:font-size-complex="11pt"/>
    </style:style>
    <style:style style:name="T397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398" style:parent-style-name="Tipodeletrapredefinidodoparágrafo" style:family="text">
      <style:text-properties fo:font-size="11pt" style:font-size-asian="11pt" style:font-size-complex="11pt"/>
    </style:style>
    <style:style style:name="T399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400" style:parent-style-name="Tipodeletrapredefinidodoparágrafo" style:family="text">
      <style:text-properties fo:font-size="11pt" style:font-size-asian="11pt" style:font-size-complex="11pt"/>
    </style:style>
    <style:style style:name="T401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402" style:parent-style-name="Tipodeletrapredefinidodoparágrafo" style:family="text">
      <style:text-properties fo:font-size="11pt" style:font-size-asian="11pt" style:font-size-complex="11pt"/>
    </style:style>
    <style:style style:name="T403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404" style:parent-style-name="Tipodeletrapredefinidodoparágrafo" style:family="text">
      <style:text-properties fo:font-size="11pt" style:font-size-asian="11pt" style:font-size-complex="11pt"/>
    </style:style>
    <style:style style:name="T405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406" style:parent-style-name="Tipodeletrapredefinidodoparágrafo" style:family="text">
      <style:text-properties fo:font-size="11pt" style:font-size-asian="11pt" style:font-size-complex="11pt"/>
    </style:style>
    <style:style style:name="T407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408" style:parent-style-name="Tipodeletrapredefinidodoparágrafo" style:family="text">
      <style:text-properties fo:font-size="11pt" style:font-size-asian="11pt" style:font-size-complex="11pt"/>
    </style:style>
    <style:style style:name="T409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410" style:parent-style-name="Tipodeletrapredefinidodoparágrafo" style:family="text">
      <style:text-properties fo:font-size="11pt" style:font-size-asian="11pt" style:font-size-complex="11pt"/>
    </style:style>
    <style:style style:name="T411" style:parent-style-name="Tipodeletrapredefinidodoparágrafo" style:family="text">
      <style:text-properties fo:font-size="11pt" style:font-size-asian="11pt" style:font-size-complex="11pt"/>
    </style:style>
    <style:style style:name="T412" style:parent-style-name="Tipodeletrapredefinidodoparágrafo" style:family="text">
      <style:text-properties fo:font-size="11pt" style:font-size-asian="11pt" style:font-size-complex="11pt"/>
    </style:style>
    <style:style style:name="T413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414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415" style:parent-style-name="Tipodeletrapredefinidodoparágrafo" style:family="text">
      <style:text-properties fo:font-size="11pt" style:font-size-asian="11pt" style:font-size-complex="11pt"/>
    </style:style>
    <style:style style:name="P41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41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41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419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420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421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422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42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424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42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42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42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42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429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430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431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432" style:parent-style-name="Standard" style:list-style-name="LFO2" style:family="paragraph">
      <style:paragraph-properties fo:text-align="justify"/>
    </style:style>
    <style:style style:name="T433" style:parent-style-name="Tipodeletrapredefinidodoparágrafo" style:family="text">
      <style:text-properties fo:font-size="11pt" style:font-size-asian="11pt" style:font-size-complex="11pt"/>
    </style:style>
    <style:style style:name="T434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435" style:parent-style-name="Tipodeletrapredefinidodoparágrafo" style:family="text">
      <style:text-properties fo:font-size="11pt" style:font-size-asian="11pt" style:font-size-complex="11pt"/>
    </style:style>
    <style:style style:name="T436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437" style:parent-style-name="Tipodeletrapredefinidodoparágrafo" style:family="text">
      <style:text-properties fo:font-size="11pt" style:font-size-asian="11pt" style:font-size-complex="11pt"/>
    </style:style>
    <style:style style:name="T438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439" style:parent-style-name="Tipodeletrapredefinidodoparágrafo" style:family="text">
      <style:text-properties fo:font-size="11pt" style:font-size-asian="11pt" style:font-size-complex="11pt"/>
    </style:style>
    <style:style style:name="T440" style:parent-style-name="Tipodeletrapredefinidodoparágrafo" style:family="text">
      <style:text-properties fo:font-size="11pt" style:font-size-asian="11pt" style:font-size-complex="11pt"/>
    </style:style>
    <style:style style:name="T441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442" style:parent-style-name="Tipodeletrapredefinidodoparágrafo" style:family="text">
      <style:text-properties fo:font-size="11pt" style:font-size-asian="11pt" style:font-size-complex="11pt"/>
    </style:style>
    <style:style style:name="T443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444" style:parent-style-name="Tipodeletrapredefinidodoparágrafo" style:family="text">
      <style:text-properties fo:font-size="11pt" style:font-size-asian="11pt" style:font-size-complex="11pt"/>
    </style:style>
    <style:style style:name="T445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446" style:parent-style-name="Tipodeletrapredefinidodoparágrafo" style:family="text">
      <style:text-properties fo:font-size="11pt" style:font-size-asian="11pt" style:font-size-complex="11pt"/>
    </style:style>
    <style:style style:name="T447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448" style:parent-style-name="Tipodeletrapredefinidodoparágrafo" style:family="text">
      <style:text-properties fo:font-size="11pt" style:font-size-asian="11pt" style:font-size-complex="11pt"/>
    </style:style>
    <style:style style:name="P449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450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451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452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45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454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45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45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45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45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459" style:parent-style-name="Standard" style:family="paragraph">
      <style:paragraph-properties fo:text-align="justify"/>
      <style:text-properties style:font-size-complex="16pt"/>
    </style:style>
    <style:style style:name="P460" style:parent-style-name="Standard" style:family="paragraph">
      <style:paragraph-properties fo:text-align="justify"/>
      <style:text-properties fo:font-weight="bold" style:font-weight-asian="bold" style:font-weight-complex="bold" fo:font-size="16pt" style:font-size-asian="16pt" style:font-size-complex="16pt"/>
    </style:style>
    <style:style style:name="P461" style:parent-style-name="Standard" style:family="paragraph">
      <style:paragraph-properties fo:text-align="justify"/>
      <style:text-properties style:font-size-complex="16pt"/>
    </style:style>
    <style:style style:name="P462" style:parent-style-name="Standard" style:family="paragraph">
      <style:paragraph-properties fo:text-align="justify"/>
      <style:text-properties style:font-size-complex="16pt"/>
    </style:style>
    <style:style style:name="P463" style:parent-style-name="Standard" style:list-style-name="LFO3" style:family="paragraph">
      <style:paragraph-properties fo:text-align="justify"/>
      <style:text-properties style:font-size-complex="16pt"/>
    </style:style>
    <style:style style:name="P464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465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466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467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468" style:parent-style-name="Standard" style:list-style-name="LFO3" style:family="paragraph">
      <style:paragraph-properties fo:text-align="justify"/>
      <style:text-properties style:font-size-complex="16pt"/>
    </style:style>
    <style:style style:name="P469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470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471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472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473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474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475" style:parent-style-name="Standard" style:list-style-name="LFO3" style:family="paragraph">
      <style:paragraph-properties fo:text-align="justify"/>
      <style:text-properties style:font-size-complex="16pt"/>
    </style:style>
    <style:style style:name="P476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477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478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479" style:parent-style-name="Standard" style:list-style-name="LFO3" style:family="paragraph">
      <style:paragraph-properties fo:text-align="justify"/>
      <style:text-properties style:font-size-complex="16pt"/>
    </style:style>
    <style:style style:name="P480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481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482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483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484" style:parent-style-name="Standard" style:list-style-name="LFO3" style:family="paragraph">
      <style:paragraph-properties fo:text-align="justify"/>
      <style:text-properties style:font-size-complex="16pt"/>
    </style:style>
    <style:style style:name="P485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486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487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488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489" style:parent-style-name="Standard" style:list-style-name="LFO3" style:family="paragraph">
      <style:paragraph-properties fo:text-align="justify"/>
      <style:text-properties style:font-size-complex="16pt"/>
    </style:style>
    <style:style style:name="P490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491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492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493" style:parent-style-name="Standard" style:family="paragraph">
      <style:paragraph-properties fo:text-align="justify" fo:margin-left="0.5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494" style:parent-style-name="Standard" style:family="paragraph">
      <style:paragraph-properties fo:text-align="justify" fo:margin-left="0.5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495" style:parent-style-name="Standard" style:family="paragraph">
      <style:paragraph-properties fo:text-align="justify" fo:margin-left="0.5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496" style:parent-style-name="Standard" style:family="paragraph">
      <style:paragraph-properties fo:text-align="justify"/>
      <style:text-properties fo:font-weight="bold" style:font-weight-asian="bold" style:font-weight-complex="bold" fo:font-size="16pt" style:font-size-asian="16pt" style:font-size-complex="16pt"/>
    </style:style>
    <style:style style:name="P497" style:parent-style-name="Standard" style:family="paragraph">
      <style:paragraph-properties fo:text-align="justify"/>
      <style:text-properties style:font-size-complex="16pt"/>
    </style:style>
    <style:style style:name="P498" style:parent-style-name="Standard" style:family="paragraph">
      <style:paragraph-properties fo:text-align="justify"/>
      <style:text-properties style:font-size-complex="16pt"/>
    </style:style>
    <style:style style:name="P499" style:parent-style-name="Standard" style:family="paragraph">
      <style:paragraph-properties fo:text-align="justify"/>
      <style:text-properties style:font-size-complex="16pt"/>
    </style:style>
    <style:style style:name="P500" style:parent-style-name="Standard" style:list-style-name="LFO4" style:family="paragraph">
      <style:paragraph-properties fo:text-align="justify"/>
      <style:text-properties style:font-size-complex="16pt"/>
    </style:style>
    <style:style style:name="P501" style:parent-style-name="Standard" style:list-style-name="LFO4" style:family="paragraph">
      <style:paragraph-properties fo:text-align="justify"/>
      <style:text-properties style:font-size-complex="16pt"/>
    </style:style>
    <style:style style:name="P502" style:parent-style-name="Standard" style:list-style-name="LFO4" style:family="paragraph">
      <style:paragraph-properties fo:text-align="justify"/>
      <style:text-properties style:font-size-complex="16pt"/>
    </style:style>
    <style:style style:name="P503" style:parent-style-name="Standard" style:list-style-name="LFO4" style:family="paragraph">
      <style:paragraph-properties fo:text-align="justify"/>
      <style:text-properties style:font-size-complex="16pt"/>
    </style:style>
    <style:style style:name="P504" style:parent-style-name="Standard" style:list-style-name="LFO4" style:family="paragraph">
      <style:paragraph-properties fo:text-align="justify"/>
      <style:text-properties style:font-size-complex="16pt"/>
    </style:style>
    <style:style style:name="P505" style:parent-style-name="Standard" style:list-style-name="LFO4" style:family="paragraph">
      <style:paragraph-properties fo:text-align="justify"/>
      <style:text-properties style:font-size-complex="16pt"/>
    </style:style>
    <style:style style:name="P506" style:parent-style-name="Standard" style:list-style-name="LFO4" style:family="paragraph">
      <style:paragraph-properties fo:text-align="justify"/>
      <style:text-properties style:font-size-complex="16pt"/>
    </style:style>
    <style:style style:name="P507" style:parent-style-name="Standard" style:family="paragraph">
      <style:paragraph-properties fo:text-align="justify" fo:margin-left="0.25in">
        <style:tab-stops/>
      </style:paragraph-properties>
      <style:text-properties style:font-size-complex="16pt"/>
    </style:style>
    <style:style style:name="P508" style:parent-style-name="Standard" style:family="paragraph">
      <style:paragraph-properties fo:text-align="justify" fo:margin-left="0.25in">
        <style:tab-stops/>
      </style:paragraph-properties>
    </style:style>
    <style:style style:name="T509" style:parent-style-name="Tipodeletrapredefinidodoparágrafo" style:family="text">
      <style:text-properties style:font-size-complex="16pt"/>
    </style:style>
    <style:style style:name="T510" style:parent-style-name="Tipodeletrapredefinidodoparágrafo" style:family="text">
      <style:text-properties style:font-size-complex="16pt"/>
    </style:style>
    <style:style style:name="T511" style:parent-style-name="Tipodeletrapredefinidodoparágrafo" style:family="text">
      <style:text-properties fo:font-style="italic" style:font-style-asian="italic" style:font-size-complex="16pt"/>
    </style:style>
    <style:style style:name="T512" style:parent-style-name="Tipodeletrapredefinidodoparágrafo" style:family="text">
      <style:text-properties style:font-size-complex="16pt"/>
    </style:style>
    <style:style style:name="T513" style:parent-style-name="Tipodeletrapredefinidodoparágrafo" style:family="text">
      <style:text-properties style:font-size-complex="16pt"/>
    </style:style>
    <style:style style:name="P514" style:parent-style-name="Standard" style:family="paragraph">
      <style:paragraph-properties fo:text-align="justify" fo:margin-left="0.25in">
        <style:tab-stops/>
      </style:paragraph-properties>
      <style:text-properties style:font-size-complex="16pt"/>
    </style:style>
    <style:style style:name="P515" style:parent-style-name="Standard" style:family="paragraph">
      <style:paragraph-properties fo:text-align="justify" fo:margin-left="0.25in">
        <style:tab-stops/>
      </style:paragraph-properties>
      <style:text-properties style:font-size-complex="16pt"/>
    </style:style>
    <style:style style:name="P516" style:parent-style-name="Standard" style:list-style-name="LFO5" style:family="paragraph">
      <style:paragraph-properties fo:text-align="justify"/>
      <style:text-properties style:font-size-complex="16pt"/>
    </style:style>
    <style:style style:name="P517" style:parent-style-name="Standard" style:list-style-name="LFO5" style:family="paragraph">
      <style:paragraph-properties fo:text-align="justify"/>
      <style:text-properties style:font-size-complex="16pt"/>
    </style:style>
    <style:style style:name="P518" style:parent-style-name="Standard" style:list-style-name="LFO5" style:family="paragraph">
      <style:paragraph-properties fo:text-align="justify"/>
      <style:text-properties style:font-size-complex="16pt"/>
    </style:style>
    <style:style style:name="P519" style:parent-style-name="Standard" style:list-style-name="LFO5" style:family="paragraph">
      <style:paragraph-properties fo:text-align="justify"/>
      <style:text-properties style:font-size-complex="16pt"/>
    </style:style>
    <style:style style:name="P520" style:parent-style-name="Standard" style:family="paragraph">
      <style:paragraph-properties fo:text-align="justify"/>
      <style:text-properties style:font-size-complex="16pt"/>
    </style:style>
    <style:style style:name="P521" style:parent-style-name="Standard" style:family="paragraph">
      <style:paragraph-properties fo:text-align="justify"/>
    </style:style>
    <style:style style:name="T522" style:parent-style-name="Tipodeletrapredefinidodoparágrafo" style:family="text">
      <style:text-properties style:font-size-complex="16pt"/>
    </style:style>
    <style:style style:name="T523" style:parent-style-name="Tipodeletrapredefinidodoparágrafo" style:family="text">
      <style:text-properties style:font-size-complex="16pt"/>
    </style:style>
  </office:automatic-styles>
  <office:body>
    <office:text text:use-soft-page-breaks="true">
      <text:p text:style-name="P1">Instituto Superior Técnico</text:p>
      <text:p text:style-name="P2"><text:s/></text:p>
      <text:p text:style-name="P3"><text:s/></text:p>
      <text:p text:style-name="P4"><text:s/></text:p>
      <text:p text:style-name="P5">Projeto de Bases de Dados</text:p>
      <text:p text:style-name="P6"/>
      <text:p text:style-name="P7">Parte 3</text:p>
      <text:p text:style-name="P8"><text:s/></text:p>
      <text:p text:style-name="P9"><text:s/></text:p>
      <text:p text:style-name="P10"><text:s/>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Grupo 40:</text:p>
      <text:list text:style-name="LFO1" text:continue-numbering="true">
        <text:list-item>
          <text:p text:style-name="P19">Artur Fortunato, nº 86388 (33% de contribuição, 10 horas de esforço)</text:p>
        </text:list-item>
        <text:list-item>
          <text:p text:style-name="P20">Jorge Pacheco, nº 86457<text:s/>(33% de contribuição, 10 horas de esforço)</text:p>
        </text:list-item>
        <text:list-item>
          <text:p text:style-name="P21">Miguel Rocha, nº 86482 (33% de contribuição, 10 horas de esforço)</text:p>
        </text:list-item>
      </text:list>
      <text:p text:style-name="P22"/>
      <text:p text:style-name="P23"><text:s/></text:p>
      <text:p text:style-name="P24"><text:s/></text:p>
      <text:p text:style-name="P25"><text:s/></text:p>
      <text:p text:style-name="P26"><text:s/></text:p>
      <text:p text:style-name="P27"><text:s/></text:p>
      <text:p text:style-name="P28">Turno: BD22517957L03 (Lab 10)</text:p>
      <text:p text:style-name="P29"/>
      <text:p text:style-name="P30"/>
      <text:p text:style-name="P31"/>
      <text:p text:style-name="P32"/>
      <text:p text:style-name="P33">Docente de Laboratório: André Vasconcelos</text:p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soft-page-break/>
      <text:p text:style-name="P42">Criação e População da Base de Dados</text:p>
      <text:p text:style-name="P43"/>
      <text:p text:style-name="P44"><text:span text:style-name="T45">Tendo em conta<text:s/></text:span><text:span text:style-name="T46">o número elevado de registos (comando “insert” em SQL) requeridos, criámos um script em Python3 que criou e preencheu o ficheiro<text:s/></text:span><text:span text:style-name="T47">“populate.sql”</text:span><text:span text:style-name="T48">.</text:span></text:p>
      <text:p text:style-name="P49"/>
      <text:p text:style-name="P50"><text:span text:style-name="T51">Cada função do script foi otimizada de acordo com o ficheiro<text:s/></text:span><text:span text:style-name="T52">“schema.sql”</text:span><text:span text:style-name="T53">, onde está especificado a criação da</text:span><text:span text:style-name="T54">s múltiplas tabelas referentes à base de dados que representa o esquema racional do Anexo A em linguagem PostgreSQL. Os “drop table” iniciais servem para limpar os dados da base de dados antes de ser populada outra vez usando o<text:s/></text:span><text:span text:style-name="T55">“populate.sql”</text:span><text:span text:style-name="T56">.</text:span></text:p>
      <text:p text:style-name="P57"/>
      <text:p text:style-name="P58">drop table<text:s/>if exists Solicita cascade;</text:p>
      <text:p text:style-name="P59">drop table if exists SegmentoVideo cascade;</text:p>
      <text:p text:style-name="P60">drop table if exists Video cascade;</text:p>
      <text:p text:style-name="P61">drop table if exists Vigia cascade;</text:p>
      <text:p text:style-name="P62">drop table if exists Camara cascade;</text:p>
      <text:p text:style-name="P63">drop table if exists EventoEmergencia cascade;</text:p>
      <text:p text:style-name="P64">drop table if exists Locais<text:s/>cascade;</text:p>
      <text:p text:style-name="P65">drop table if exists Audita cascade;</text:p>
      <text:p text:style-name="P66">drop table if exists Transporta cascade;</text:p>
      <text:p text:style-name="P67">drop table if exists MeioCombate cascade;</text:p>
      <text:p text:style-name="P68">drop table if exists Alocado cascade;</text:p>
      <text:p text:style-name="P69">drop table if exists MeioSocorro cascade;</text:p>
      <text:p text:style-name="P70">drop table if exists Aciona cascade;</text:p>
      <text:p text:style-name="P71">drop table<text:s/>if exists MeioApoio cascade;</text:p>
      <text:p text:style-name="P72">drop table if exists ProcessoSocorro cascade;</text:p>
      <text:p text:style-name="P73">drop table if exists Coordenador cascade;</text:p>
      <text:p text:style-name="P74">drop table if exists Meio cascade;</text:p>
      <text:p text:style-name="P75">drop table if exists EntidadeMeio cascade;</text:p>
      <text:p text:style-name="P76"/>
      <text:list text:style-name="LFO2" text:continue-numbering="true">
        <text:list-item>
          <text:p text:style-name="P77"><text:span text:style-name="T78">A entidade<text:s/></text:span><text:span text:style-name="T79">“Camara”</text:span><text:span text:style-name="T80"><text:s/>tem uma chave primária que corresponde<text:s/></text:span><text:span text:style-name="T81">a um inteiro com o nome de<text:s/></text:span><text:span text:style-name="T82">numCamara</text:span><text:span text:style-name="T83">.</text:span></text:p>
        </text:list-item>
      </text:list>
      <text:p text:style-name="P84"/>
      <text:p text:style-name="P85">create table Camara</text:p>
      <text:p text:style-name="P86"><text:s text:c="4"/>(numCamara int not null unique,</text:p>
      <text:p text:style-name="P87"><text:s text:c="4"/>constraint pk_camara primary key(numCamara));</text:p>
      <text:p text:style-name="P88"/>
      <text:list text:style-name="LFO2" text:continue-numbering="true">
        <text:list-item>
          <text:p text:style-name="P89"><text:span text:style-name="T90">A entidade<text:s/></text:span><text:span text:style-name="T91">“Video”</text:span><text:span text:style-name="T92"><text:s/>é uma entidade fraca, cuja chave primária corresponde a um<text:s/></text:span><text:span text:style-name="T93">timestamp</text:span><text:span text:style-name="T94"><text:s/>(com o formato YYYY-M</text:span><text:span text:style-name="T95">M-DD HH:MM:SS) com o nome<text:s/></text:span><text:span text:style-name="T96">dataHoraInicio</text:span><text:span text:style-name="T97">, e tem uma<text:s/></text:span><text:span text:style-name="T98">foreign key</text:span><text:span text:style-name="T99"><text:s/>que corresponde ao<text:s/></text:span><text:span text:style-name="T100">numCamara</text:span><text:span text:style-name="T101"><text:s/>que o vídeo está associado. A<text:s/></text:span><text:span text:style-name="T102">dataHoraFim</text:span><text:span text:style-name="T103"><text:s/>tem de ser superior a<text:s/></text:span><text:span text:style-name="T104">dataHoraInicio</text:span><text:span text:style-name="T105">.</text:span></text:p>
        </text:list-item>
      </text:list>
      <text:p text:style-name="P106"/>
      <text:p text:style-name="P107">create table Video</text:p>
      <text:p text:style-name="P108"><text:s text:c="4"/>(dataHoraInicio timestamp not null,</text:p>
      <text:p text:style-name="P109"><text:s text:c="4"/>dataHoraFim<text:s/>timestamp not null,</text:p>
      <text:p text:style-name="P110"><text:s text:c="4"/>numCamara int not null ,</text:p>
      <text:p text:style-name="P111"><text:s text:c="4"/>constraint pk_video primary key (dataHoraInicio),</text:p>
      <text:p text:style-name="P112"><text:s text:c="4"/>constraint fk_camara foreign key (numCamara) references Video(numCamara),</text:p>
      <text:p text:style-name="P113"><text:s text:c="4"/>constraint chk_video_time check (dataHoraFim &gt; dataHoraInicio));</text:p>
      <text:p text:style-name="P114"/>
      <text:list text:style-name="LFO2" text:continue-numbering="true">
        <text:list-item>
          <text:p text:style-name="P115"><text:span text:style-name="T116">A en</text:span><text:span text:style-name="T117">tidade<text:s/></text:span><text:span text:style-name="T118">“SegmentoVideo”</text:span><text:span text:style-name="T119"><text:s/>é uma entidade fraca, cuja chave primária corresponde a uma chave composta entre o<text:s/></text:span><text:span text:style-name="T120">numCamara</text:span><text:span text:style-name="T121">, o<text:s/></text:span><text:span text:style-name="T122">numSegmento</text:span><text:span text:style-name="T123"><text:s/>e a<text:s/></text:span><text:span text:style-name="T124">dataHoraInicio</text:span><text:span text:style-name="T125">. O<text:s/></text:span><text:span text:style-name="T126">numCamara</text:span><text:span text:style-name="T127"><text:s/>é uma<text:s/></text:span><text:span text:style-name="T128">foreign key</text:span><text:span text:style-name="T129"><text:s/>que provém da Camara a que o Video está associado. A<text:s/></text:span><text:span text:style-name="T130">dataHoraInicio</text:span><text:span text:style-name="T131"><text:s/>é uma<text:s/></text:span><text:span text:style-name="T132">f</text:span><text:span text:style-name="T133">oreign key</text:span><text:span text:style-name="T134"><text:s/>que provém do Video.</text:span></text:p>
        </text:list-item>
      </text:list>
      <text:p text:style-name="P135"/>
      <text:p text:style-name="P136"/>
      <text:soft-page-break/>
      <text:p text:style-name="P137">create table SegmentoVideo</text:p>
      <text:p text:style-name="P138"><text:s text:c="4"/>(numSegmento int not null ,</text:p>
      <text:p text:style-name="P139"><text:s text:c="4"/>duracao int not null,</text:p>
      <text:p text:style-name="P140"><text:s text:c="4"/>dataHoraInicio timestamp not null,</text:p>
      <text:p text:style-name="P141"><text:s text:c="4"/>numCamara int not null ,</text:p>
      <text:p text:style-name="P142"><text:s text:c="4"/>constraint pk_segment primary key (numCamara, numSegmento,<text:s/>dataHoraInicio),</text:p>
      <text:p text:style-name="P143"><text:s text:c="4"/>constraint fk_camara foreign key (numCamara) references Video(numCamara),</text:p>
      <text:p text:style-name="P144"><text:s text:c="4"/>constraint fk_dataHoraInicio foreign key (dataHoraInicio) references Video(dataHoraInicio));</text:p>
      <text:p text:style-name="P145"/>
      <text:p text:style-name="P146"/>
      <text:list text:style-name="LFO2" text:continue-numbering="true">
        <text:list-item>
          <text:p text:style-name="P147"><text:span text:style-name="T148">A entidade<text:s/></text:span><text:span text:style-name="T149">“Locais”</text:span><text:span text:style-name="T150"><text:s/>tem uma chave primária que corresponde a u</text:span><text:span text:style-name="T151">m<text:s/></text:span><text:span text:style-name="T152">string</text:span><text:span text:style-name="T153"><text:s/>de tamanho variável que tem o nome de<text:s/></text:span><text:span text:style-name="T154">moradaLocal</text:span><text:span text:style-name="T155">.</text:span></text:p>
        </text:list-item>
      </text:list>
      <text:p text:style-name="P156"/>
      <text:p text:style-name="P157">create table Locais</text:p>
      <text:p text:style-name="P158"><text:tab/>(moradaLocal varchar(255) not null unique,</text:p>
      <text:p text:style-name="P159"><text:tab/>constraint pk_local primary key (moradaLocal));</text:p>
      <text:p text:style-name="P160"/>
      <text:list text:style-name="LFO2" text:continue-numbering="true">
        <text:list-item>
          <text:p text:style-name="P161"><text:span text:style-name="T162">A entidade<text:s/></text:span><text:span text:style-name="T163">“Vigia”</text:span><text:span text:style-name="T164"><text:s/>tem duas<text:s/></text:span><text:span text:style-name="T165">foreign key</text:span><text:span text:style-name="T166">:<text:s/></text:span><text:span text:style-name="T167">moradaLocal</text:span><text:span text:style-name="T168"><text:s/>que provém de Locais e<text:s/></text:span><text:span text:style-name="T169">numC</text:span><text:span text:style-name="T170">amara</text:span><text:span text:style-name="T171"><text:s/>que provém de Camara.</text:span></text:p>
        </text:list-item>
      </text:list>
      <text:p text:style-name="P172"/>
      <text:p text:style-name="P173">create table Vigia</text:p>
      <text:p text:style-name="P174"><text:tab/>(moradaLocal varchar(255) not null,</text:p>
      <text:p text:style-name="P175"><text:tab/>numCamara int not null unique,</text:p>
      <text:p text:style-name="P176"><text:tab/>constraint fk_local foreign key (moradaLocal) references Locais(moradaLocal),</text:p>
      <text:p text:style-name="P177"><text:tab/>constraint fk_camara foreign key (numCamara) references<text:s/>Camara(numCamara));</text:p>
      <text:p text:style-name="P178"/>
      <text:list text:style-name="LFO2" text:continue-numbering="true">
        <text:list-item>
          <text:p text:style-name="P179"><text:span text:style-name="T180">A tabela<text:s/></text:span><text:span text:style-name="T181">“ProcessoSocorro”</text:span><text:span text:style-name="T182"><text:s/>tem uma chave primária que corresponde a um inteiro e tem o nome de<text:s/></text:span><text:span text:style-name="T183">numProcessoSocorro</text:span><text:span text:style-name="T184">.</text:span></text:p>
        </text:list-item>
      </text:list>
      <text:p text:style-name="P185"/>
      <text:p text:style-name="P186">create table ProcessoSocorro</text:p>
      <text:p text:style-name="P187"><text:tab/>(numProcessoSocorro int not null unique,</text:p>
      <text:p text:style-name="P188"><text:tab/>constraint pk_numProcessoSocorro primary key (numProcessoSocorro));</text:p>
      <text:p text:style-name="P189"/>
      <text:list text:style-name="LFO2" text:continue-numbering="true">
        <text:list-item>
          <text:p text:style-name="P190"><text:span text:style-name="T191">A entidade<text:s/></text:span><text:span text:style-name="T192">“EventoEmergencia”</text:span><text:span text:style-name="T193"><text:s/>tem uma chave primária que corresponde a uma chave composta entre o<text:s/></text:span><text:span text:style-name="T194">numTelefone</text:span><text:span text:style-name="T195">, que é uma<text:s/></text:span><text:span text:style-name="T196">string</text:span><text:span text:style-name="T197"><text:s/>de tamanho fixo 9, e o<text:s/></text:span><text:span text:style-name="T198">nomePessoa</text:span><text:span text:style-name="T199">, que corresponde a uma<text:s/></text:span><text:span text:style-name="T200">string</text:span><text:span text:style-name="T201"><text:s/>de tamanho variável. A<text:s/></text:span><text:span text:style-name="T202">moradaLocal</text:span><text:span text:style-name="T203"><text:s/>é uma</text:span><text:span text:style-name="T204"><text:s/></text:span><text:span text:style-name="T205">foreign key</text:span><text:span text:style-name="T206"><text:s/>que provém de Locais e o<text:s/></text:span><text:span text:style-name="T207">numProcessoSocorro</text:span><text:span text:style-name="T208"><text:s/>é uma foreign key que provém de ProcessoSocorro.</text:span></text:p>
        </text:list-item>
      </text:list>
      <text:p text:style-name="P209"/>
      <text:p text:style-name="P210">create table EventoEmergencia</text:p>
      <text:p text:style-name="P211"><text:tab/>(numTelefone char(9) not null,</text:p>
      <text:p text:style-name="P212"><text:tab/>instanteChamada timestamp not null,</text:p>
      <text:p text:style-name="P213"><text:tab/>nomePessoa varchar(30) not null,</text:p>
      <text:p text:style-name="P214"><text:tab/>moradaLocal varchar(255) not null,</text:p>
      <text:p text:style-name="P215"><text:tab/>numProcessoSocorro int,</text:p>
      <text:p text:style-name="P216"><text:tab/>constraint pk_witness primary key(numTelefone, nomePessoa),</text:p>
      <text:p text:style-name="P217"><text:tab/>constraint fk_local foreign key (moradaLocal) references Locais(moradaLocal),</text:p>
      <text:p text:style-name="P218"><text:tab/>constraint fk_numProcessoSocorro foreign key (numProcessoSocorro) references ProcessoSocorro(numProcessoSocorro));</text:p>
      <text:p text:style-name="P219"/>
      <text:p text:style-name="P220"/>
      <text:list text:style-name="LFO2" text:continue-numbering="true">
        <text:list-item>
          <text:p text:style-name="P221"><text:span text:style-name="T222">A entidade<text:s/></text:span><text:span text:style-name="T223">“EntidadeMeio”</text:span><text:span text:style-name="T224"><text:s/>tem uma chave primária que é uma<text:s/></text:span><text:span text:style-name="T225">string</text:span><text:span text:style-name="T226"><text:s/>de tamanho varíavel, que tem nome de<text:s/></text:span><text:span text:style-name="T227">nomeEntidade</text:span><text:span text:style-name="T228">.</text:span></text:p>
        </text:list-item>
      </text:list>
      <text:p text:style-name="P229"/>
      <text:p text:style-name="P230">create table EntidadeMeio</text:p>
      <text:p text:style-name="P231"><text:tab/>(nomeEntidade varchar(20) not null unique,</text:p>
      <text:p text:style-name="P232"><text:tab/>constraint<text:s/>pk_nomeEntidade primary key (nomeEntidade));</text:p>
      <text:p text:style-name="P233"/>
      <text:p text:style-name="P234"/>
      <text:list text:style-name="LFO2" text:continue-numbering="true">
        <text:list-item>
          <text:p text:style-name="P235"><text:span text:style-name="T236">A entidade<text:s/></text:span><text:span text:style-name="T237">“Meio”</text:span><text:span text:style-name="T238"><text:s/>tem uma chave primária que corresponde a uma chave composta entre o<text:s/></text:span><text:span text:style-name="T239">numMeio</text:span><text:span text:style-name="T240">, que é um inteiro, e o<text:s/></text:span><text:span text:style-name="T241">nomeEntidade</text:span><text:span text:style-name="T242">, que é uma<text:s/></text:span><text:span text:style-name="T243">foreign key</text:span><text:span text:style-name="T244"><text:s/>que provém de EntidadeMeio.</text:span></text:p>
        </text:list-item>
      </text:list>
      <text:p text:style-name="P245"/>
      <text:p text:style-name="P246">create table Meio</text:p>
      <text:p text:style-name="P247"><text:tab/>(numMeio<text:s/>int not null,</text:p>
      <text:p text:style-name="P248"><text:tab/>nomeMeio varchar(30) not null,</text:p>
      <text:p text:style-name="P249"><text:tab/>nomeEntidade varchar(20) not null,</text:p>
      <text:p text:style-name="P250"><text:tab/>constraint pk_meio primary key (numMeio, nomeEntidade),</text:p>
      <text:p text:style-name="P251"><text:tab/>constraint fk_nomeEntidade foreign key (nomeEntidade) references EntidadeMeio(nomeEntidade));</text:p>
      <text:p text:style-name="P252"/>
      <text:p text:style-name="P253"/>
      <text:list text:style-name="LFO2" text:continue-numbering="true">
        <text:list-item>
          <text:p text:style-name="P254"><text:span text:style-name="T255">A entidade<text:s/></text:span><text:span text:style-name="T256">“MeioCom</text:span><text:span text:style-name="T257">bate”</text:span><text:span text:style-name="T258"><text:s/>tem uma chave primária, que corresponde a uma<text:s/></text:span><text:span text:style-name="T259">foreign key</text:span><text:span text:style-name="T260"><text:s/>composta entre o<text:s/></text:span><text:span text:style-name="T261">numMeio</text:span><text:span text:style-name="T262"><text:s/>e o<text:s/></text:span><text:span text:style-name="T263">nomeEntidade</text:span><text:span text:style-name="T264"><text:s/>que provém de Meio.</text:span></text:p>
        </text:list-item>
      </text:list>
      <text:p text:style-name="P265"/>
      <text:p text:style-name="P266">create table MeioCombate</text:p>
      <text:p text:style-name="P267"><text:tab/>(numMeio int not null,</text:p>
      <text:p text:style-name="P268"><text:tab/>nomeEntidade varchar(20) not null,</text:p>
      <text:p text:style-name="P269"><text:tab/>constraint pk_meioCombate primary key (numMeio, nomeEntidade),</text:p>
      <text:p text:style-name="P270"><text:tab/>constraint fk_meio foreign key (numMeio, nomeEntidade) references Meio(numMeio, nomeEntidade));</text:p>
      <text:p text:style-name="P271"/>
      <text:list text:style-name="LFO2" text:continue-numbering="true">
        <text:list-item>
          <text:p text:style-name="P272"><text:span text:style-name="T273">A entidade<text:s/></text:span><text:span text:style-name="T274">“MeioApoio”</text:span><text:span text:style-name="T275"><text:s/>tem uma chave primária, que corresponde a uma<text:s/></text:span><text:span text:style-name="T276">foreign key</text:span><text:span text:style-name="T277"><text:s/>composta entre o<text:s/></text:span><text:span text:style-name="T278">numMeio</text:span><text:span text:style-name="T279"><text:s/>e o<text:s/></text:span><text:span text:style-name="T280">nomeEntidade</text:span><text:span text:style-name="T281"><text:s/>que provém de<text:s/></text:span><text:span text:style-name="T282">Meio.</text:span></text:p>
        </text:list-item>
      </text:list>
      <text:p text:style-name="P283"/>
      <text:p text:style-name="P284">create table MeioApoio</text:p>
      <text:p text:style-name="P285"><text:tab/>(numMeio int not null,</text:p>
      <text:p text:style-name="P286"><text:tab/>nomeEntidade varchar(20) not null,</text:p>
      <text:p text:style-name="P287"><text:tab/>constraint pk_meioApoio primary key (numMeio, nomeEntidade),</text:p>
      <text:p text:style-name="P288"><text:tab/>constraint fk_meio foreign key (numMeio, nomeEntidade) references Meio(numMeio, nomeEntidade));</text:p>
      <text:p text:style-name="P289"/>
      <text:list text:style-name="LFO2" text:continue-numbering="true">
        <text:list-item>
          <text:p text:style-name="P290"><text:span text:style-name="T291">A<text:s/></text:span><text:span text:style-name="T292">entidade<text:s/></text:span><text:span text:style-name="T293">“MeioSocorro”</text:span><text:span text:style-name="T294"><text:s/>tem uma chave primária, que corresponde a uma<text:s/></text:span><text:span text:style-name="T295">foreign key</text:span><text:span text:style-name="T296"><text:s/>composta entre o<text:s/></text:span><text:span text:style-name="T297">numMei</text:span><text:span text:style-name="T298">o e o<text:s/></text:span><text:span text:style-name="T299">nomeEntidade</text:span><text:span text:style-name="T300"><text:s/>que provém de Meio.</text:span></text:p>
        </text:list-item>
      </text:list>
      <text:p text:style-name="P301"/>
      <text:p text:style-name="P302">create table MeioSocorro</text:p>
      <text:p text:style-name="P303"><text:tab/>(numMeio int not null,</text:p>
      <text:p text:style-name="P304"><text:tab/>nomeEntidade varchar(20) not null,</text:p>
      <text:p text:style-name="P305"><text:tab/>constraint fk_meioSocorro<text:s/>primary key (numMeio, nomeEntidade),</text:p>
      <text:p text:style-name="P306"><text:tab/>constraint fk_meio foreign key (numMeio, nomeEntidade) references Meio(numMeio, nomeEntidade));</text:p>
      <text:p text:style-name="P307"/>
      <text:list text:style-name="LFO2" text:continue-numbering="true">
        <text:list-item>
          <text:p text:style-name="P308"><text:span text:style-name="T309">A entidade<text:s/></text:span><text:span text:style-name="T310">“Transporta”</text:span><text:span text:style-name="T311"><text:s/>tem uma<text:s/></text:span><text:span text:style-name="T312">foreign key</text:span><text:span text:style-name="T313"><text:s/>composta entre o<text:s/></text:span><text:span text:style-name="T314">numMeio</text:span><text:span text:style-name="T315"><text:s/>e o<text:s/></text:span><text:span text:style-name="T316">nomeEntidade</text:span><text:span text:style-name="T317"><text:s/>que provém de MeioSocorro e a<text:s/></text:span><text:span text:style-name="T318">foreign key</text:span><text:span text:style-name="T319"><text:s/></text:span><text:span text:style-name="T320">numProcessoSocorro</text:span><text:span text:style-name="T321"><text:s/>que provém de ProcessoSocorro.</text:span></text:p>
        </text:list-item>
      </text:list>
      <text:p text:style-name="P322"/>
      <text:p text:style-name="P323">create table Transporta</text:p>
      <text:p text:style-name="P324"><text:tab/>(numMeio int not null,</text:p>
      <text:p text:style-name="P325"><text:tab/>nomeEntidade varchar(20) not null,</text:p>
      <text:p text:style-name="P326"><text:tab/>numVitimas int not null ,</text:p>
      <text:p text:style-name="P327"><text:tab/>numProcessoSocorro int not null,</text:p>
      <text:p text:style-name="P328"><text:tab/>constraint fk_meio foreign key (numMeio, nomeEntidade) references MeioSocorro(numMeio, nomeEntidade),</text:p>
      <text:p text:style-name="P329"><text:tab/>constraint numProcessoSocorro foreign key (numProcessoSocorro) references ProcessoSocorro(numProcessoSocorro));</text:p>
      <text:p text:style-name="P330"/>
      <text:p text:style-name="P331"/>
      <text:list text:style-name="LFO2" text:continue-numbering="true">
        <text:list-item>
          <text:p text:style-name="P332"><text:span text:style-name="T333">A entidade<text:s/></text:span><text:span text:style-name="T334">“Alocado”</text:span><text:span text:style-name="T335"><text:s/>tem uma<text:s/></text:span><text:span text:style-name="T336">foreign key</text:span><text:span text:style-name="T337"><text:s/>composta entre o<text:s/></text:span><text:span text:style-name="T338">numMeio</text:span><text:span text:style-name="T339"><text:s/>e o<text:s/></text:span><text:span text:style-name="T340">nomeEntidade</text:span><text:span text:style-name="T341"><text:s/>que</text:span><text:span text:style-name="T342"><text:s/>provém de MeioApoio e a<text:s/></text:span><text:span text:style-name="T343">foreign key</text:span><text:span text:style-name="T344"><text:s/></text:span><text:span text:style-name="T345">numProcessoSocorro</text:span><text:span text:style-name="T346"><text:s/>que provém de ProcessoSocorro.</text:span></text:p>
        </text:list-item>
      </text:list>
      <text:p text:style-name="P347"/>
      <text:p text:style-name="P348">create table Alocado</text:p>
      <text:p text:style-name="P349"><text:tab/>(numMeio int not null,</text:p>
      <text:p text:style-name="P350"><text:tab/>nomeEntidade varchar(20) not null,</text:p>
      <text:p text:style-name="P351"><text:tab/>numHoras int not null ,</text:p>
      <text:p text:style-name="P352"><text:tab/>numProcessoSocorro int,</text:p>
      <text:p text:style-name="P353"><text:tab/>constraint fk_meio foreign key<text:s/>(numMeio, nomeEntidade) references MeioApoio(numMeio, nomeEntidade),</text:p>
      <text:p text:style-name="P354"><text:tab/>constraint numProcessoSocorro foreign key (numProcessoSocorro) references ProcessoSocorro(numProcessoSocorro));</text:p>
      <text:p text:style-name="P355"/>
      <text:list text:style-name="LFO2" text:continue-numbering="true">
        <text:list-item>
          <text:p text:style-name="P356"><text:span text:style-name="T357">A entidade<text:s/></text:span><text:span text:style-name="T358">“Aciona”</text:span><text:span text:style-name="T359"><text:s/>tem uma chave primária composta entre o<text:s/></text:span><text:span text:style-name="T360">numMeio</text:span><text:span text:style-name="T361">,<text:s/></text:span><text:span text:style-name="T362">nom</text:span><text:span text:style-name="T363">eEntidade</text:span><text:span text:style-name="T364"><text:s/>– que são uma<text:s/></text:span><text:span text:style-name="T365">foreign key</text:span><text:span text:style-name="T366"><text:s/>que provém de Meio – e<text:s/></text:span><text:span text:style-name="T367">numProcessoSocorro</text:span><text:span text:style-name="T368">, que é uma<text:s/></text:span><text:span text:style-name="T369">foreign key</text:span><text:span text:style-name="T370"><text:s/>de ProcessSocorro.</text:span></text:p>
        </text:list-item>
      </text:list>
      <text:p text:style-name="P371"/>
      <text:p text:style-name="P372">create table Aciona</text:p>
      <text:p text:style-name="P373"><text:tab/>(numMeio int not null,</text:p>
      <text:p text:style-name="P374"><text:tab/>nomeEntidade varchar(20) not null,</text:p>
      <text:p text:style-name="P375"><text:tab/>numProcessoSocorro int not null,</text:p>
      <text:p text:style-name="P376"><text:tab/>constraint pk_aciona<text:s/>primary key (numMeio, nomeEntidade, numProcessoSocorro),</text:p>
      <text:p text:style-name="P377"><text:tab/>constraint fk_meio foreign key (numMeio, nomeEntidade) references Meio(numMeio, nomeEntidade),</text:p>
      <text:p text:style-name="P378"><text:tab/>constraint numProcessoSocorro foreign key (numProcessoSocorro) references ProcessoSocorro(numProcessoSocorro));</text:p>
      <text:p text:style-name="P379"/>
      <text:list text:style-name="LFO2" text:continue-numbering="true">
        <text:list-item>
          <text:p text:style-name="P380"><text:span text:style-name="T381">A entidade<text:s/></text:span><text:span text:style-name="T382">“Coordenador”</text:span><text:span text:style-name="T383"><text:s/>tem uma chave primária que corresponde a um inteiro, que tem nome de<text:s/></text:span><text:span text:style-name="T384">idCoordenador</text:span><text:span text:style-name="T385">.</text:span></text:p>
        </text:list-item>
      </text:list>
      <text:p text:style-name="P386"/>
      <text:p text:style-name="P387">create table Coordenador</text:p>
      <text:p text:style-name="P388"><text:tab/>(idCoordenador int not null unique ,</text:p>
      <text:p text:style-name="P389"><text:tab/>constraint idCoordenador primary key (idCoordenador));</text:p>
      <text:p text:style-name="P390"/>
      <text:list text:style-name="LFO2" text:continue-numbering="true">
        <text:list-item>
          <text:p text:style-name="P391"><text:span text:style-name="T392">A entidade<text:s/></text:span><text:span text:style-name="T393">“Audita”</text:span><text:span text:style-name="T394"><text:s/>tem uma<text:s/></text:span><text:span text:style-name="T395">foreign key</text:span><text:span text:style-name="T396"><text:s/>composta entre<text:s/></text:span><text:span text:style-name="T397">numMeio</text:span><text:span text:style-name="T398">,<text:s/></text:span><text:span text:style-name="T399">nomeEntidade</text:span><text:span text:style-name="T400"><text:s/>e<text:s/></text:span><text:span text:style-name="T401">numProcessoSocorro</text:span><text:span text:style-name="T402"><text:s/>que provêm de Aciona e uma<text:s/></text:span><text:span text:style-name="T403">foreign key</text:span><text:span text:style-name="T404"><text:s/></text:span><text:span text:style-name="T405">idCoordenador</text:span><text:span text:style-name="T406"><text:s/>que provém de Coordenador. A<text:s/></text:span><text:span text:style-name="T407">datahoraInicio</text:span><text:span text:style-name="T408"><text:s/>tem de ser inferior à<text:s/></text:span><text:span text:style-name="T409">datahoraFim</text:span><text:span text:style-name="T410"><text:s/>(do tipo YYYY-MM-DD HH:MM:SS</text:span><text:span text:style-name="T411">)</text:span><text:span text:style-name="T412">, e<text:s/></text:span><text:span text:style-name="T413">dataAu</text:span><text:span text:style-name="T414">ditoria</text:span><text:span text:style-name="T415"><text:s/>tem de ser inferior ou igual à atual data (do tipo YYYY-MM-DD).</text:span></text:p>
        </text:list-item>
      </text:list>
      <text:p text:style-name="P416"/>
      <text:p text:style-name="P417">create table Audita</text:p>
      <text:p text:style-name="P418"><text:tab/>(idCoordenador int not null,</text:p>
      <text:p text:style-name="P419"><text:tab/>numMeio int not null,</text:p>
      <text:p text:style-name="P420"><text:tab/>nomeEntidade varchar(20) not null,</text:p>
      <text:p text:style-name="P421"><text:tab/>numProcessoSocorro int,</text:p>
      <text:p text:style-name="P422"><text:tab/>datahoraInicio timestamp not null,</text:p>
      <text:p text:style-name="P423"><text:tab/>datahoraFim<text:s/>timestamp not null,</text:p>
      <text:p text:style-name="P424"><text:tab/>dataAuditoria date not null,</text:p>
      <text:p text:style-name="P425"><text:tab/>texto text not null,</text:p>
      <text:p text:style-name="P426"><text:tab/>constraint numMeio foreign key (numMeio, nomeEntidade, numProcessoSocorro) references Aciona(numMeio, nomeEntidade, numProcessoSocorro),</text:p>
      <text:p text:style-name="P427"><text:tab/>constraint idCoordenador foreign key (idCoordenador) references Coordenador(idCoordenador),</text:p>
      <text:p text:style-name="P428"><text:tab/>constraint chk_audit_time check (datahoraInicio &lt; datahoraFim),</text:p>
      <text:p text:style-name="P429"><text:tab/>constraint chk_audit_date check (dataAuditoria &lt;= current_date));</text:p>
      <text:p text:style-name="P430"/>
      <text:p text:style-name="P431"/>
      <text:soft-page-break/>
      <text:list text:style-name="LFO2" text:continue-numbering="true">
        <text:list-item>
          <text:p text:style-name="P432"><text:span text:style-name="T433">A entidade<text:s/></text:span><text:span text:style-name="T434">“Solicita”</text:span><text:span text:style-name="T435"><text:s/>tem uma<text:s/></text:span><text:span text:style-name="T436">foreign key</text:span><text:span text:style-name="T437"><text:s/></text:span><text:span text:style-name="T438">idCoordenador</text:span><text:span text:style-name="T439"><text:s/>que provém do Coord</text:span><text:span text:style-name="T440">enador, uma<text:s/></text:span><text:span text:style-name="T441">foreign key</text:span><text:span text:style-name="T442"><text:s/></text:span><text:span text:style-name="T443">dataHoraInicioVideo</text:span><text:span text:style-name="T444"><text:s/>que provém de Video e uma<text:s/></text:span><text:span text:style-name="T445">foreign key</text:span><text:span text:style-name="T446"><text:s/></text:span><text:span text:style-name="T447">numCamara</text:span><text:span text:style-name="T448"><text:s/>que vem da Camara.</text:span></text:p>
        </text:list-item>
      </text:list>
      <text:p text:style-name="P449"/>
      <text:p text:style-name="P450">create table Solicita</text:p>
      <text:p text:style-name="P451"><text:tab/>(idCoordenador int not null,</text:p>
      <text:p text:style-name="P452"><text:tab/>dataHoraInicioVideo timestamp not null,</text:p>
      <text:p text:style-name="P453"><text:tab/>numCamara int not null,</text:p>
      <text:p text:style-name="P454"><text:tab/>dataHoraInicio timestamp<text:s/>not null,</text:p>
      <text:p text:style-name="P455"><text:tab/>dataHoraFim timestamp not null,</text:p>
      <text:p text:style-name="P456"><text:tab/>constraint idCoordenador foreign key (idCoordenador) references Coordenador(idCoordenador),</text:p>
      <text:p text:style-name="P457"><text:tab/>constraint dataHoraInicioVideo foreign key (dataHoraInicioVideo) references Video(dataHoraInicio),</text:p>
      <text:p text:style-name="P458"><text:tab/>constraint numCamara foreign key (numCamara) references Camara(numCamara));</text:p>
      <text:p text:style-name="P459"/>
      <text:p text:style-name="P460">Consultas SQL</text:p>
      <text:p text:style-name="P461"/>
      <text:p text:style-name="P462">As seguintes consultas SQL pretendem responder às consultas do enunciado:</text:p>
      <text:list text:style-name="LFO3" text:continue-numbering="true">
        <text:list-item>
          <text:p text:style-name="P463">SELECT numprocessosocorro FROM aciona</text:p>
        </text:list-item>
      </text:list>
      <text:p text:style-name="P464">GROUP BY numprocessosocorro</text:p>
      <text:p text:style-name="P465">HAVING COUNT(nummeio) &gt;= ALL(SELECT<text:s/>COUNT(nummeio) FROM aciona</text:p>
      <text:p text:style-name="P466">GROUP BY numprocessosocorro);</text:p>
      <text:p text:style-name="P467"/>
      <text:list text:style-name="LFO3" text:continue-numbering="true">
        <text:list-item>
          <text:p text:style-name="P468">SELECT nomeentidade FROM eventoemergencia NATURAL JOIN aciona</text:p>
        </text:list-item>
      </text:list>
      <text:p text:style-name="P469">WHERE instantechamada &lt;= ‘2018-09-23 23:59:59’</text:p>
      <text:p text:style-name="P470">AND instantechamada &gt;= ‘2018-06-21 00:00:00’</text:p>
      <text:p text:style-name="P471">GROUP BY nomeentidade HAVING<text:s/>COUNT(numprocessosocorro) &gt;= ALL</text:p>
      <text:p text:style-name="P472">(SELECT COUNT(numprocessosocorro) FROM eventoemergencia</text:p>
      <text:p text:style-name="P473">NATURAL JOIN aciona WHERE instantechamada &lt;= ‘2018-09-23 23:59:59 AND instantechamada &gt;= ‘2018-06-21 00:00:00’ GROUP BY nomeentidade);</text:p>
      <text:p text:style-name="P474"/>
      <text:list text:style-name="LFO3" text:continue-numbering="true">
        <text:list-item>
          <text:p text:style-name="P475">SELECT numprocessosocorro FROM<text:s/>eventoemergencia NATURAL JOIN aciona</text:p>
        </text:list-item>
      </text:list>
      <text:p text:style-name="P476">WHERE moradalocal = ‘Oliveira do Hospital’ AND instantechamada &gt;= ‘2018-01-01 00:00:00’ AND instantechamada &lt;= ‘2018-12-31 23:59:00’</text:p>
      <text:p text:style-name="P477">AND numprocessosocorro NOT IN (SELECT numprocessosocorro FROM audita);</text:p>
      <text:p text:style-name="P478"/>
      <text:list text:style-name="LFO3" text:continue-numbering="true">
        <text:list-item>
          <text:p text:style-name="P479">SELECT COUNT(numsegmento)</text:p>
        </text:list-item>
      </text:list>
      <text:p text:style-name="P480">FROM segmentovideo NATURAL JOIN video NATURAL JOIN vigia</text:p>
      <text:p text:style-name="P481">WHERE duração &gt; 60 AND moradalocal = ‘Monchique’</text:p>
      <text:p text:style-name="P482">AND datahorafim &lt;= ‘2018-08-31 23:59’ AND datahorainicio &gt;= ‘2018-08-01 00:00’;</text:p>
      <text:p text:style-name="P483"/>
      <text:list text:style-name="LFO3" text:continue-numbering="true">
        <text:list-item>
          <text:p text:style-name="P484">SELECT nummeio, nomeentidade FROM meiocombate</text:p>
        </text:list-item>
      </text:list>
      <text:p text:style-name="P485">EXCEPT<text:s/>(SELECT nummeio, nomeentidade FROM alocado</text:p>
      <text:p text:style-name="P486">GROUP BY nummeio, nomeentidade);</text:p>
      <text:p text:style-name="P487"/>
      <text:p text:style-name="P488"/>
      <text:list text:style-name="LFO3" text:continue-numbering="true">
        <text:list-item>
          <text:p text:style-name="P489">SELECT nomeentidade FROM meiocombate NATURAL JOIN aciona</text:p>
        </text:list-item>
      </text:list>
      <text:p text:style-name="P490">WHERE NOT EXISTS (SELECT numprocessosocorro FROM processosocorro</text:p>
      <text:p text:style-name="P491">EXCEPT SELECT numprocessosocorro FROM aciona);</text:p>
      <text:p text:style-name="P492"/>
      <text:p text:style-name="P493"/>
      <text:p text:style-name="P494"/>
      <text:p text:style-name="P495"/>
      <text:soft-page-break/>
      <text:p text:style-name="P496">Aplicação desenvolvida em PHP</text:p>
      <text:p text:style-name="P497"/>
      <text:p text:style-name="P498">A aplicação PHP está estruturada da seguinte forma:</text:p>
      <text:p text:style-name="P499"><text:tab/></text:p>
      <text:list text:style-name="LFO4" text:continue-numbering="true">
        <text:list-item>
          <text:p text:style-name="P500">Um ficheiro index.php que serve como interface para o programa, onde é possível executar todas as ações pedidas no enunciado. Permite também ver todas as tabelas editáveis (Locais, Eventos de emergência, Processos de socorro, Meios, Entidades, Meio de combate, Meio de socorro e Meio de apoio), de forma a facilitar a visualização das alterações à base de dados.</text:p>
        </text:list-item>
        <text:list-item>
          <text:p text:style-name="P501">Vários ficheiros PHP com scripts para adicionar elementos às tabelas.</text:p>
        </text:list-item>
        <text:list-item>
          <text:p text:style-name="P502">2<text:s/>ficheiros PHP para associar processos de socorro a meios e processos de socorro a eventos de emergência.</text:p>
        </text:list-item>
        <text:list-item>
          <text:p text:style-name="P503">Um ficheiro config.php para configurar a ligação à base de dados.</text:p>
        </text:list-item>
        <text:list-item>
          <text:p text:style-name="P504">Um ficheiro deleteFromTable.php para apagar elementos das tabelas.</text:p>
        </text:list-item>
        <text:list-item>
          <text:p text:style-name="P505">Dois ficheiros para listar meios acionados num certo local e processos de socorro associados a um local.</text:p>
        </text:list-item>
        <text:list-item>
          <text:p text:style-name="P506">Dois ficheiros para atualizar o conteúdo das tabelas meio de combate, meio de socorro e meio de apoio.</text:p>
        </text:list-item>
      </text:list>
      <text:p text:style-name="P507"/>
      <text:p text:style-name="P508"><text:span text:style-name="T509">Através de forms e links inseridos no ficheiros index.php, este<text:s/></text:span><text:span text:style-name="T510">ficheiro permite realizar ações como adicionar, editar ou remover entradas das tabelas, executando outros<text:s/></text:span><text:span text:style-name="T511">scripts</text:span><text:span text:style-name="T512">. Os botões de apagar e editar estão ao lado de cada entrada na tabela e o campos de input para adicionar elementos a cada tabela estão no topo</text:span><text:span text:style-name="T513"><text:s/>das mesmas.</text:span></text:p>
      <text:p text:style-name="P514"/>
      <text:p text:style-name="P515">No topo de todas as tabelas estão quatro secções:</text:p>
      <text:list text:style-name="LFO5" text:continue-numbering="true">
        <text:list-item>
          <text:p text:style-name="P516">A primeira permite listar os meios de socorro acionados em processos de socorro originados num determinado local (inserido no campo de input respetivo).</text:p>
        </text:list-item>
        <text:list-item>
          <text:p text:style-name="P517">A segunda permite listar os meios<text:s/>acionados num determinado processo (inserido no campo de input respetivo).</text:p>
        </text:list-item>
        <text:list-item>
          <text:p text:style-name="P518">A terceira permite associar um processo de socorro a meios.</text:p>
        </text:list-item>
        <text:list-item>
          <text:p text:style-name="P519">A última permite associar processos de socorro a eventos de emergência.</text:p>
        </text:list-item>
      </text:list>
      <text:p text:style-name="P520"/>
      <text:p text:style-name="P521"><text:span text:style-name="T522">Com esta aplicação dão-se resposta a todas opera</text:span><text:span text:style-name="T523">ções pedidas no enunciado, adicionando a funcionalidade de visualizar as tabelas que são editáveis diretament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416in" text:min-label-width="0.25in" text:list-level-position-and-space-mode="label-alignment">
          <style:list-level-label-alignment text:label-followed-by="listtab" fo:margin-left="4.79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Miguel Rocha</meta:initial-creator>
    <dc:creator>Miguel Rocha</dc:creator>
    <meta:creation-date>2018-11-29T18:35:00Z</meta:creation-date>
    <dc:date>2018-11-29T19:31:00Z</dc:date>
    <meta:template xlink:href="Normal" xlink:type="simple"/>
    <meta:editing-cycles>4</meta:editing-cycles>
    <meta:editing-duration>PT2160S</meta:editing-duration>
    <meta:document-statistic meta:page-count="7" meta:paragraph-count="27" meta:word-count="2114" meta:character-count="13505" meta:row-count="95" meta:non-whitespace-character-count="11418"/>
  </office:meta>
</office:document-meta>
</file>